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1.63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344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76cm" fo:break-before="auto" style:use-optimal-row-height="true"/>
    </style:style>
    <style:style style:name="ro12" style:family="table-row">
      <style:table-row-properties style:row-height="4.475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3" office:value-type="string" table:number-columns-spanned="2" table:number-rows-spanned="1">
            <text:p>aqra-u[czytal`e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3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3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 па'хнет алкого'ле&lt;je&gt;м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7T09:36:52.97">
            <text:p>0117 <text:s/>9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7T09:36:52.97">
            <text:p>0117 <text:s/>936</text:p>
          </table:table-cell>
          <table:table-cell table:style-name="ce7" table:formula="of:=NOW()" office:value-type="date" office:date-value="2022-01-17T09:36:52.97">
            <text:p>0117 <text:s/>9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7T09:36:52.97">
            <text:p>0117 <text:s/>9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2022/01/17</text:date>, <text:time>09:3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7T09:36:52.77</dc:date>
    <dc:creator>iwabuchi ken</dc:creator>
    <meta:editing-duration>P11DT9H26M17S</meta:editing-duration>
    <meta:editing-cycles>1648</meta:editing-cycles>
    <meta:generator>OpenOffice/4.1.3$Win32 OpenOffice.org_project/413m1$Build-9783</meta:generator>
    <meta:document-statistic meta:table-count="1" meta:cell-count="281" meta:object-count="0"/>
  </office:meta>
</office:document-meta>
</file>